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2.0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99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0" style:family="table-cell" style:parent-style-name="Default" style:data-style-name="N99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number-columns-repeated="7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44" table:default-cell-style-name="ce5"/>
        <table:table-column table:style-name="co6" table:number-columns-repeated="768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2]&lt;[.D2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à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Code page not fully supported</text:p>
          </table:table-cell>
          <table:table-cell table:style-name="ce4" office:value-type="string">
            <text:p>&lt;</text:p>
          </table:table-cell>
          <table:table-cell table:style-name="ce9"/>
          <table:table-cell table:style-name="ce4"/>
          <table:table-cell table:style-name="ce4"/>
          <table:table-cell table:formula="of:=IF(ISBLANK([.M2]);[.A2];[.M2])" office:value-type="boolean" office:boolean-value="true">
            <text:p>TRUE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]&lt;[.D3]" office:value-type="boolean" office:boolean-value="true">
            <text:p>TRUE</text:p>
          </table:table-cell>
          <table:table-cell table:style-name="ce7" office:value-type="string">
            <text:p>à</text:p>
          </table:table-cell>
          <table:table-cell table:style-name="ce7" office:value-type="string">
            <text:p>ä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]);[.A3];[.M3])" office:value-type="boolean" office:boolean-value="true">
            <text:p>TRUE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]&lt;[.D4]" office:value-type="boolean" office:boolean-value="true">
            <text:p>TRUE</text:p>
          </table:table-cell>
          <table:table-cell table:style-name="ce7" office:value-type="string">
            <text:p>ä</text:p>
          </table:table-cell>
          <table:table-cell table:style-name="ce7" office:value-type="string">
            <text:p>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10" office:value-type="boolean" office:boolean-value="true">
            <text:p>TRUE</text:p>
          </table:table-cell>
          <table:table-cell table:style-name="ce4"/>
          <table:table-cell table:style-name="ce4"/>
          <table:table-cell table:formula="of:=IF(ISBLANK([.M4]);[.A4];[.M4])" office:value-type="boolean" office:boolean-value="true">
            <text:p>TRUE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6]&lt;[.D6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Case insensitive</text:p>
          </table:table-cell>
          <table:table-cell table:style-name="ce4"/>
          <table:table-cell table:style-name="ce9"/>
          <table:table-cell table:style-name="ce4"/>
          <table:table-cell table:style-name="ce4"/>
          <table:table-cell table:formula="of:=IF(ISBLANK([.M6]);[.A6];[.M6])" office:value-type="boolean" office:boolean-value="true">
            <text:p>TRUE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7]&lt;[.D7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]);[.A7];[.M7])" office:value-type="boolean" office:boolean-value="true">
            <text:p>TRUE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9]=[.D9]" office:value-type="boolean" office:boolean-value="false">
            <text:p>FALSE</text:p>
          </table:table-cell>
          <table:table-cell table:style-name="ce7" office:value-type="string">
            <text:p>1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Strings are always greater than numbers</text:p>
          </table:table-cell>
          <table:table-cell table:style-name="ce4" office:value-type="string">
            <text:p>=</text:p>
          </table:table-cell>
          <table:table-cell table:style-name="ce9"/>
          <table:table-cell table:style-name="ce4"/>
          <table:table-cell table:style-name="ce4"/>
          <table:table-cell table:formula="of:=IF(ISBLANK([.M9]);[.A9];[.M9])" office:value-type="boolean" office:boolean-value="false">
            <text:p>FALSE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10]&lt;[.D10]" office:value-type="boolean" office:boolean-value="false">
            <text:p>FALSE</text:p>
          </table:table-cell>
          <table:table-cell table:style-name="ce7" office:value-type="string">
            <text:p>1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/>
          <table:table-cell table:style-name="ce4" office:value-type="string">
            <text:p>&lt;</text:p>
          </table:table-cell>
          <table:table-cell table:style-name="ce9"/>
          <table:table-cell table:style-name="ce4"/>
          <table:table-cell table:style-name="ce4"/>
          <table:table-cell table:formula="of:=IF(ISBLANK([.M10]);[.A10];[.M10])" office:value-type="boolean" office:boolean-value="false">
            <text:p>FALSE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1]&gt;[.D11]" office:value-type="boolean" office:boolean-value="true">
            <text:p>TRUE</text:p>
          </table:table-cell>
          <table:table-cell table:style-name="ce7" office:value-type="string">
            <text:p>1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/>
          <table:table-cell table:style-name="ce4" office:value-type="string">
            <text:p>&gt;</text:p>
          </table:table-cell>
          <table:table-cell table:style-name="ce9"/>
          <table:table-cell table:style-name="ce4"/>
          <table:table-cell table:style-name="ce4"/>
          <table:table-cell table:formula="of:=IF(ISBLANK([.M11]);[.A11];[.M11])" office:value-type="boolean" office:boolean-value="true">
            <text:p>TRUE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12]=[.D12]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/>
          <table:table-cell table:style-name="ce4" office:value-type="string">
            <text:p>=</text:p>
          </table:table-cell>
          <table:table-cell table:style-name="ce9"/>
          <table:table-cell table:style-name="ce4"/>
          <table:table-cell table:style-name="ce4"/>
          <table:table-cell table:formula="of:=IF(ISBLANK([.M12]);[.A12];[.M12])" office:value-type="boolean" office:boolean-value="false">
            <text:p>FALSE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3]&lt;[.D13]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/>
          <table:table-cell table:style-name="ce4" office:value-type="string">
            <text:p>&lt;</text:p>
          </table:table-cell>
          <table:table-cell table:style-name="ce9"/>
          <table:table-cell table:style-name="ce4"/>
          <table:table-cell table:style-name="ce4"/>
          <table:table-cell table:formula="of:=IF(ISBLANK([.M13]);[.A13];[.M13])" office:value-type="boolean" office:boolean-value="true">
            <text:p>TRUE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14]&gt;[.D14]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/>
          <table:table-cell table:style-name="ce4" office:value-type="string">
            <text:p>&gt;</text:p>
          </table:table-cell>
          <table:table-cell table:style-name="ce9"/>
          <table:table-cell table:style-name="ce4"/>
          <table:table-cell table:style-name="ce4"/>
          <table:table-cell table:formula="of:=IF(ISBLANK([.M14]);[.A14];[.M14])" office:value-type="boolean" office:boolean-value="false">
            <text:p>FALSE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5]&gt;[.D15]" office:value-type="boolean" office:boolean-value="true">
            <text:p>TRUE</text:p>
          </table:table-cell>
          <table:table-cell table:style-name="ce7" table:formula="of:=[.D15]&amp;&quot;&quot;" office:value-type="string" office:string-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5]);[.A15];[.M15])" office:value-type="boolean" office:boolean-value="true">
            <text:p>TRUE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17]=[.D17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Equal (=)</text:p>
          </table:table-cell>
          <table:table-cell table:style-name="ce4" office:value-type="string">
            <text:p>=</text:p>
          </table:table-cell>
          <table:table-cell table:style-name="ce9"/>
          <table:table-cell table:style-name="ce4"/>
          <table:table-cell table:style-name="ce4"/>
          <table:table-cell table:formula="of:=IF(ISBLANK([.M17]);[.A17];[.M17])" office:value-type="boolean" office:boolean-value="false">
            <text:p>FALSE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18]=[.D18]" office:value-type="boolean" office:boolean-value="false">
            <text:p>FALS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8]);[.A18];[.M18])" office:value-type="boolean" office:boolean-value="false">
            <text:p>FALSE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9]=[.D19]" office:value-type="boolean" office:boolean-value="true">
            <text:p>TRUE</text:p>
          </table:table-cell>
          <table:table-cell table:style-name="ce7" office:value-type="string">
            <text:p>e</text:p>
          </table:table-cell>
          <table:table-cell table:style-name="ce7" office:value-type="string">
            <text:p>e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9]);[.A19];[.M19])" office:value-type="boolean" office:boolean-value="true">
            <text:p>TRUE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0]=[.D20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0]);[.A20];[.M20])" office:value-type="boolean" office:boolean-value="false">
            <text:p>FALSE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21]=[.D21]" office:value-type="boolean" office:boolean-value="true">
            <text:p>TRU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1]);[.A21];[.M21])" office:value-type="boolean" office:boolean-value="true">
            <text:p>TRUE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2]=[.D22]" office:value-type="boolean" office:boolean-value="false">
            <text:p>FALS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2]);[.A22];[.M22])" office:value-type="boolean" office:boolean-value="false">
            <text:p>FALSE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3]=[.D23]" office:value-type="boolean" office:boolean-value="false">
            <text:p>FALS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3]);[.A23];[.M23])" office:value-type="boolean" office:boolean-value="false">
            <text:p>FALSE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4]=[.D24]" office:value-type="boolean" office:boolean-value="false">
            <text:p>FALSE</text:p>
          </table:table-cell>
          <table:table-cell table:style-name="ce7" office:value-type="string">
            <text:p>AB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4]);[.A24];[.M24])" office:value-type="boolean" office:boolean-value="false">
            <text:p>FALSE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5]=[.D25]" office:value-type="boolean" office:boolean-value="false">
            <text:p>FALSE</text:p>
          </table:table-cell>
          <table:table-cell table:style-name="ce7" table:formula="of:=&quot;&quot;">
            <text:p/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5]);[.A25];[.M25])" office:value-type="boolean" office:boolean-value="false">
            <text:p>FALSE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6]=[.D26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table:formula="of:=&quot;&quot;">
            <text:p/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6]);[.A26];[.M26])" office:value-type="boolean" office:boolean-value="false">
            <text:p>FALSE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27]=[.D27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7]);[.A27];[.M27])" office:value-type="boolean" office:boolean-value="true">
            <text:p>TRUE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29]&lt;&gt;[.D29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Not equal (&lt;&gt;)</text:p>
          </table:table-cell>
          <table:table-cell table:style-name="ce4" office:value-type="string">
            <text:p>&lt;&gt;</text:p>
          </table:table-cell>
          <table:table-cell table:style-name="ce9"/>
          <table:table-cell table:style-name="ce4"/>
          <table:table-cell table:style-name="ce4"/>
          <table:table-cell table:formula="of:=IF(ISBLANK([.M29]);[.A29];[.M29])" office:value-type="boolean" office:boolean-value="true">
            <text:p>TRUE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0]&lt;&gt;[.D30]" office:value-type="boolean" office:boolean-value="true">
            <text:p>TRU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0]);[.A30];[.M30])" office:value-type="boolean" office:boolean-value="true">
            <text:p>TRUE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31]&lt;&gt;[.D31]" office:value-type="boolean" office:boolean-value="false">
            <text:p>FALSE</text:p>
          </table:table-cell>
          <table:table-cell table:style-name="ce7" office:value-type="string">
            <text:p>e</text:p>
          </table:table-cell>
          <table:table-cell table:style-name="ce7" office:value-type="string">
            <text:p>e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1]);[.A31];[.M31])" office:value-type="boolean" office:boolean-value="false">
            <text:p>FALSE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2]&lt;&gt;[.D32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2]);[.A32];[.M32])" office:value-type="boolean" office:boolean-value="true">
            <text:p>TRUE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33]&lt;&gt;[.D33]" office:value-type="boolean" office:boolean-value="false">
            <text:p>FALS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3]);[.A33];[.M33])" office:value-type="boolean" office:boolean-value="false">
            <text:p>FALSE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4]&lt;&gt;[.D34]" office:value-type="boolean" office:boolean-value="true">
            <text:p>TRU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4]);[.A34];[.M34])" office:value-type="boolean" office:boolean-value="true">
            <text:p>TRUE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5]&lt;&gt;[.D35]" office:value-type="boolean" office:boolean-value="true">
            <text:p>TRU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5]);[.A35];[.M35])" office:value-type="boolean" office:boolean-value="true">
            <text:p>TRUE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6]&lt;&gt;[.D36]" office:value-type="boolean" office:boolean-value="true">
            <text:p>TRUE</text:p>
          </table:table-cell>
          <table:table-cell table:style-name="ce7" office:value-type="string">
            <text:p>AB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6]);[.A36];[.M36])" office:value-type="boolean" office:boolean-value="true">
            <text:p>TRUE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7]&lt;&gt;[.D37]" office:value-type="boolean" office:boolean-value="true">
            <text:p>TRUE</text:p>
          </table:table-cell>
          <table:table-cell table:style-name="ce7" table:formula="of:=&quot;&quot;">
            <text:p/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7]);[.A37];[.M37])" office:value-type="boolean" office:boolean-value="true">
            <text:p>TRUE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8]&lt;&gt;[.D38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table:formula="of:=&quot;&quot;">
            <text:p/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8]);[.A38];[.M38])" office:value-type="boolean" office:boolean-value="true">
            <text:p>TRUE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39]&lt;&gt;[.D39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9]);[.A39];[.M39])" office:value-type="boolean" office:boolean-value="false">
            <text:p>FALSE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1]&gt;[.D41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Greater than (&gt;)</text:p>
          </table:table-cell>
          <table:table-cell table:style-name="ce4" office:value-type="string">
            <text:p>&gt;</text:p>
          </table:table-cell>
          <table:table-cell table:style-name="ce9"/>
          <table:table-cell table:style-name="ce4"/>
          <table:table-cell table:style-name="ce4"/>
          <table:table-cell table:formula="of:=IF(ISBLANK([.M41]);[.A41];[.M41])" office:value-type="boolean" office:boolean-value="false">
            <text:p>FALSE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42]&gt;[.D42]" office:value-type="boolean" office:boolean-value="true">
            <text:p>TRU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2]);[.A42];[.M42])" office:value-type="boolean" office:boolean-value="true">
            <text:p>TRUE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3]&gt;[.D43]" office:value-type="boolean" office:boolean-value="false">
            <text:p>FALSE</text:p>
          </table:table-cell>
          <table:table-cell table:style-name="ce7" office:value-type="string">
            <text:p>e</text:p>
          </table:table-cell>
          <table:table-cell table:style-name="ce7" office:value-type="string">
            <text:p>e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3]);[.A43];[.M43])" office:value-type="boolean" office:boolean-value="false">
            <text:p>FALSE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4]&gt;[.D44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4]);[.A44];[.M44])" office:value-type="boolean" office:boolean-value="false">
            <text:p>FALSE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5]&gt;[.D45]" office:value-type="boolean" office:boolean-value="false">
            <text:p>FALS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5]);[.A45];[.M45])" office:value-type="boolean" office:boolean-value="false">
            <text:p>FALSE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46]&gt;[.D46]" office:value-type="boolean" office:boolean-value="true">
            <text:p>TRU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6]);[.A46];[.M46])" office:value-type="boolean" office:boolean-value="true">
            <text:p>TRUE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7]&gt;[.D47]" office:value-type="boolean" office:boolean-value="false">
            <text:p>FALS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7]);[.A47];[.M47])" office:value-type="boolean" office:boolean-value="false">
            <text:p>FALSE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48]&gt;[.D48]" office:value-type="boolean" office:boolean-value="true">
            <text:p>TRUE</text:p>
          </table:table-cell>
          <table:table-cell table:style-name="ce7" office:value-type="string">
            <text:p>AB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8]);[.A48];[.M48])" office:value-type="boolean" office:boolean-value="true">
            <text:p>TRUE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9]&gt;[.D49]" office:value-type="boolean" office:boolean-value="false">
            <text:p>FALSE</text:p>
          </table:table-cell>
          <table:table-cell table:style-name="ce7" table:formula="of:=&quot;&quot;">
            <text:p/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9]);[.A49];[.M49])" office:value-type="boolean" office:boolean-value="false">
            <text:p>FALSE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50]&gt;[.D50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table:formula="of:=&quot;&quot;">
            <text:p/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50]);[.A50];[.M50])" office:value-type="boolean" office:boolean-value="true">
            <text:p>TRUE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51]&gt;[.D51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51]);[.A51];[.M51])" office:value-type="boolean" office:boolean-value="false">
            <text:p>FALSE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53]&lt;[.D53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Less than (&lt;)</text:p>
          </table:table-cell>
          <table:table-cell table:style-name="ce4" office:value-type="string">
            <text:p>&lt;</text:p>
          </table:table-cell>
          <table:table-cell table:style-name="ce9"/>
          <table:table-cell table:style-name="ce4"/>
          <table:table-cell table:style-name="ce4"/>
          <table:table-cell table:formula="of:=IF(ISBLANK([.M53]);[.A53];[.M53])" office:value-type="boolean" office:boolean-value="true">
            <text:p>TRUE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54]&lt;[.D54]" office:value-type="boolean" office:boolean-value="false">
            <text:p>FALS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54]);[.A54];[.M54])" office:value-type="boolean" office:boolean-value="false">
            <text:p>FALSE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55]&lt;[.D55]" office:value-type="boolean" office:boolean-value="false">
            <text:p>FALSE</text:p>
          </table:table-cell>
          <table:table-cell table:style-name="ce7" office:value-type="string">
            <text:p>e</text:p>
          </table:table-cell>
          <table:table-cell table:style-name="ce7" office:value-type="string">
            <text:p>e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55]);[.A55];[.M55])" office:value-type="boolean" office:boolean-value="false">
            <text:p>FALSE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56]&lt;[.D56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56]);[.A56];[.M56])" office:value-type="boolean" office:boolean-value="true">
            <text:p>TRUE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57]&lt;[.D57]" office:value-type="boolean" office:boolean-value="false">
            <text:p>FALS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57]);[.A57];[.M57])" office:value-type="boolean" office:boolean-value="false">
            <text:p>FALSE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58]&lt;[.D58]" office:value-type="boolean" office:boolean-value="false">
            <text:p>FALS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58]);[.A58];[.M58])" office:value-type="boolean" office:boolean-value="false">
            <text:p>FALSE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59]&lt;[.D59]" office:value-type="boolean" office:boolean-value="true">
            <text:p>TRU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59]);[.A59];[.M59])" office:value-type="boolean" office:boolean-value="true">
            <text:p>TRUE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60]&lt;[.D60]" office:value-type="boolean" office:boolean-value="false">
            <text:p>FALSE</text:p>
          </table:table-cell>
          <table:table-cell table:style-name="ce7" office:value-type="string">
            <text:p>AB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60]);[.A60];[.M60])" office:value-type="boolean" office:boolean-value="false">
            <text:p>FALSE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61]&lt;[.D61]" office:value-type="boolean" office:boolean-value="true">
            <text:p>TRUE</text:p>
          </table:table-cell>
          <table:table-cell table:style-name="ce7" table:formula="of:=&quot;&quot;">
            <text:p/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61]);[.A61];[.M61])" office:value-type="boolean" office:boolean-value="true">
            <text:p>TRUE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62]&lt;[.D62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table:formula="of:=&quot;&quot;">
            <text:p/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62]);[.A62];[.M62])" office:value-type="boolean" office:boolean-value="false">
            <text:p>FALSE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63]&lt;[.D63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63]);[.A63];[.M63])" office:value-type="boolean" office:boolean-value="false">
            <text:p>FALSE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65]&gt;=[.D65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Greater or equal (&gt;=)</text:p>
          </table:table-cell>
          <table:table-cell table:style-name="ce4" office:value-type="string">
            <text:p>&gt;=</text:p>
          </table:table-cell>
          <table:table-cell table:style-name="ce9"/>
          <table:table-cell table:style-name="ce4"/>
          <table:table-cell table:style-name="ce4"/>
          <table:table-cell table:formula="of:=IF(ISBLANK([.M65]);[.A65];[.M65])" office:value-type="boolean" office:boolean-value="false">
            <text:p>FALSE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66]&gt;=[.D66]" office:value-type="boolean" office:boolean-value="true">
            <text:p>TRU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66]);[.A66];[.M66])" office:value-type="boolean" office:boolean-value="true">
            <text:p>TRUE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67]&gt;=[.D67]" office:value-type="boolean" office:boolean-value="true">
            <text:p>TRUE</text:p>
          </table:table-cell>
          <table:table-cell table:style-name="ce7" office:value-type="string">
            <text:p>e</text:p>
          </table:table-cell>
          <table:table-cell table:style-name="ce7" office:value-type="string">
            <text:p>e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67]);[.A67];[.M67])" office:value-type="boolean" office:boolean-value="true">
            <text:p>TRUE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68]&gt;=[.D68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68]);[.A68];[.M68])" office:value-type="boolean" office:boolean-value="false">
            <text:p>FALSE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69]&gt;=[.D69]" office:value-type="boolean" office:boolean-value="true">
            <text:p>TRU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69]);[.A69];[.M69])" office:value-type="boolean" office:boolean-value="true">
            <text:p>TRUE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70]&gt;=[.D70]" office:value-type="boolean" office:boolean-value="true">
            <text:p>TRU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0]);[.A70];[.M70])" office:value-type="boolean" office:boolean-value="true">
            <text:p>TRUE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71]&gt;=[.D71]" office:value-type="boolean" office:boolean-value="false">
            <text:p>FALS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1]);[.A71];[.M71])" office:value-type="boolean" office:boolean-value="false">
            <text:p>FALSE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72]&gt;=[.D72]" office:value-type="boolean" office:boolean-value="true">
            <text:p>TRUE</text:p>
          </table:table-cell>
          <table:table-cell table:style-name="ce7" office:value-type="string">
            <text:p>AB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2]);[.A72];[.M72])" office:value-type="boolean" office:boolean-value="true">
            <text:p>TRUE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73]&gt;=[.D73]" office:value-type="boolean" office:boolean-value="false">
            <text:p>FALSE</text:p>
          </table:table-cell>
          <table:table-cell table:style-name="ce7" table:formula="of:=&quot;&quot;">
            <text:p/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3]);[.A73];[.M73])" office:value-type="boolean" office:boolean-value="false">
            <text:p>FALSE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74]&gt;=[.D74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table:formula="of:=&quot;&quot;">
            <text:p/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4]);[.A74];[.M74])" office:value-type="boolean" office:boolean-value="true">
            <text:p>TRUE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75]&gt;=[.D75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5]);[.A75];[.M75])" office:value-type="boolean" office:boolean-value="true">
            <text:p>TRUE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77]&lt;=[.D77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Less or equal (&lt;=)</text:p>
          </table:table-cell>
          <table:table-cell table:style-name="ce4" office:value-type="string">
            <text:p>&lt;=</text:p>
          </table:table-cell>
          <table:table-cell table:style-name="ce9"/>
          <table:table-cell table:style-name="ce4"/>
          <table:table-cell table:style-name="ce4"/>
          <table:table-cell table:formula="of:=IF(ISBLANK([.M77]);[.A77];[.M77])" office:value-type="boolean" office:boolean-value="true">
            <text:p>TRUE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78]&lt;=[.D78]" office:value-type="boolean" office:boolean-value="false">
            <text:p>FALS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8]);[.A78];[.M78])" office:value-type="boolean" office:boolean-value="false">
            <text:p>FALSE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79]&lt;=[.D79]" office:value-type="boolean" office:boolean-value="true">
            <text:p>TRUE</text:p>
          </table:table-cell>
          <table:table-cell table:style-name="ce7" office:value-type="string">
            <text:p>e</text:p>
          </table:table-cell>
          <table:table-cell table:style-name="ce7" office:value-type="string">
            <text:p>e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9]);[.A79];[.M79])" office:value-type="boolean" office:boolean-value="true">
            <text:p>TRUE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80]&lt;=[.D80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80]);[.A80];[.M80])" office:value-type="boolean" office:boolean-value="true">
            <text:p>TRUE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81]&lt;=[.D81]" office:value-type="boolean" office:boolean-value="true">
            <text:p>TRU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81]);[.A81];[.M81])" office:value-type="boolean" office:boolean-value="true">
            <text:p>TRUE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82]&lt;=[.D82]" office:value-type="boolean" office:boolean-value="false">
            <text:p>FALS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82]);[.A82];[.M82])" office:value-type="boolean" office:boolean-value="false">
            <text:p>FALSE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83]&lt;=[.D83]" office:value-type="boolean" office:boolean-value="true">
            <text:p>TRUE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AB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83]);[.A83];[.M83])" office:value-type="boolean" office:boolean-value="true">
            <text:p>TRUE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84]&lt;=[.D84]" office:value-type="boolean" office:boolean-value="false">
            <text:p>FALSE</text:p>
          </table:table-cell>
          <table:table-cell table:style-name="ce7" office:value-type="string">
            <text:p>AB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84]);[.A84];[.M84])" office:value-type="boolean" office:boolean-value="false">
            <text:p>FALSE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85]&lt;=[.D85]" office:value-type="boolean" office:boolean-value="true">
            <text:p>TRUE</text:p>
          </table:table-cell>
          <table:table-cell table:style-name="ce7" table:formula="of:=&quot;&quot;">
            <text:p/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85]);[.A85];[.M85])" office:value-type="boolean" office:boolean-value="true">
            <text:p>TRUE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86]&lt;=[.D86]" office:value-type="boolean" office:boolean-value="false">
            <text:p>FALSE</text:p>
          </table:table-cell>
          <table:table-cell table:style-name="ce7" office:value-type="string">
            <text:p>A</text:p>
          </table:table-cell>
          <table:table-cell table:style-name="ce7" table:formula="of:=&quot;&quot;">
            <text:p/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86]);[.A86];[.M86])" office:value-type="boolean" office:boolean-value="false">
            <text:p>FALSE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87]&lt;=[.D87]" office:value-type="boolean" office:boolean-value="true">
            <text:p>TRU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87]);[.A87];[.M87])" office:value-type="boolean" office:boolean-value="true">
            <text:p>TRUE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 table:number-rows-repeated="991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 table:number-rows-repeated="55536">
          <table:table-cell table:style-name="ce4" table:number-columns-repeated="9"/>
          <table:table-cell table:style-name="ce8"/>
          <table:table-cell table:style-name="ce4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6:42</dc:date>
    <meta:editing-cycles>4</meta:editing-cycles>
    <meta:editing-duration>PT00H07M00S</meta:editing-duration>
    <dc:creator>Vladimir Korenev</dc:creator>
    <meta:document-statistic meta:table-count="1" meta:cell-count="734" meta:object-count="0"/>
    <meta:user-defined meta:name="Info 1"/>
    <meta:user-defined meta:name="Info 2"/>
    <meta:user-defined meta:name="Info 3"/>
    <meta:user-defined meta:name="Info 4"/>
  </office:meta>
</office:document-meta>
</file>